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GaussianProcesses -L 1.0 -N 0 -K "weka.classifiers.functions.supportVector.PolyKernel -E 1.0 -C 250007"</text:p>
      <text:p text:style-name="Standard">Relation: <text:s text:c="4"/>Rand_FeatureFileAllMT_Reg</text:p>
      <text:p text:style-name="Standard">Instances: <text:s text:c="3"/>1000</text:p>
      <text:p text:style-name="Standard">Attributes: <text:s text:c="2"/>43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><text:soft-page-break/></text:p>
      <text:p text:style-name="Standard">=== Classifier model (full training set) ===</text:p>
      <text:p text:style-name="Standard"/>
      <text:p text:style-name="Standard">Gaussian Processes</text:p>
      <text:p text:style-name="Standard"/>
      <text:p text:style-name="Standard">Kernel used:</text:p>
      <text:p text:style-name="Standard"><text:s text:c="2"/>Linear Kernel: K(x,y) = &lt;x,y&gt;</text:p>
      <text:p text:style-name="Standard"/>
      <text:p text:style-name="Standard">All values shown based on: Normalize training data</text:p>
      <text:p text:style-name="Standard"/>
      <text:p text:style-name="Standard">Average Target Value : 0.39324619047619047</text:p>
      <text:p text:style-name="Standard">Inverted Covariance Matrix:</text:p>
      <text:p text:style-name="Standard"><text:s text:c="4"/>Lowest Value = -0.36542474662032315</text:p>
      <text:p text:style-name="Standard"><text:s text:c="4"/>Highest Value = 0.9953528851269611</text:p>
      <text:p text:style-name="Standard">Inverted Covariance Matrix * Target-value Vector:</text:p>
      <text:p text:style-name="Standard"><text:s text:c="4"/>Lowest Value = -0.5276416209956575</text:p>
      <text:p text:style-name="Standard"><text:s text:c="4"/>Highest Value = 0.6265201121710912</text:p>
      <text:p text:style-name="Standard"><text:s/></text:p>
      <text:p text:style-name="Standard"/>
      <text:p text:style-name="Standard"/>
      <text:p text:style-name="Standard">Time taken to build model: 1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2.4,2.044,-0.356</text:p>
      <text:p text:style-name="Standard">2,3.8,2.026,-1.774</text:p>
      <text:p text:style-name="Standard">3,0.6,1.292,0.692</text:p>
      <text:p text:style-name="Standard">4,2.833,2.691,-0.142</text:p>
      <text:p text:style-name="Standard">5,3.2,2.066,-1.134</text:p>
      <text:p text:style-name="Standard">6,1.2,2.599,1.399</text:p>
      <text:p text:style-name="Standard">7,2.5,2.093,-0.407</text:p>
      <text:p text:style-name="Standard">8,0.429,1.541,1.112</text:p>
      <text:p text:style-name="Standard">9,2.2,2.519,0.319</text:p>
      <text:p text:style-name="Standard">10,3,1.768,-1.232</text:p>
      <text:p text:style-name="Standard">11,0,0.428,0.428</text:p>
      <text:p text:style-name="Standard">12,1.2,2.037,0.837</text:p>
      <text:p text:style-name="Standard">13,3.25,1.34,-1.91</text:p>
      <text:p text:style-name="Standard">14,2.333,2.133,-0.2</text:p>
      <text:p text:style-name="Standard">15,2.2,1.318,-0.882</text:p>
      <text:p text:style-name="Standard">16,2,2.67,0.67</text:p>
      <text:p text:style-name="Standard">17,2,2.121,0.121</text:p>
      <text:p text:style-name="Standard">18,1.167,1.185,0.018</text:p>
      <text:p text:style-name="Standard">19,2,1.465,-0.535</text:p>
      <text:p text:style-name="Standard">20,3,2.47,-0.53</text:p>
      <text:p text:style-name="Standard">21,1.75,1.044,-0.706</text:p>
      <text:p text:style-name="Standard">22,0.75,1.694,0.944</text:p>
      <text:p text:style-name="Standard">23,4.4,2.491,-1.909</text:p>
      <text:p text:style-name="Standard">24,0.8,1.323,0.523</text:p>
      <text:p text:style-name="Standard">25,2,1.979,-0.021</text:p>
      <text:p text:style-name="Standard">26,1,1.562,0.562</text:p>
      <text:p text:style-name="Standard"><text:soft-page-break/>27,0.4,1.483,1.083</text:p>
      <text:p text:style-name="Standard">28,2.167,1.993,-0.173</text:p>
      <text:p text:style-name="Standard">29,0.6,1.304,0.704</text:p>
      <text:p text:style-name="Standard">30,3.4,3.058,-0.342</text:p>
      <text:p text:style-name="Standard">31,2.5,2.106,-0.394</text:p>
      <text:p text:style-name="Standard">32,1.2,2.735,1.535</text:p>
      <text:p text:style-name="Standard">33,3.2,1.232,-1.968</text:p>
      <text:p text:style-name="Standard">34,1.25,2.955,1.705</text:p>
      <text:p text:style-name="Standard">35,2.6,2.584,-0.016</text:p>
      <text:p text:style-name="Standard">36,2.429,1.417,-1.012</text:p>
      <text:p text:style-name="Standard">37,0.4,1.649,1.249</text:p>
      <text:p text:style-name="Standard">38,1.4,1.763,0.363</text:p>
      <text:p text:style-name="Standard">39,1.8,1.261,-0.539</text:p>
      <text:p text:style-name="Standard">40,4.6,3.906,-0.694</text:p>
      <text:p text:style-name="Standard">41,3.8,2.108,-1.692</text:p>
      <text:p text:style-name="Standard">42,3.333,2.223,-1.11</text:p>
      <text:p text:style-name="Standard">43,2,1.969,-0.031</text:p>
      <text:p text:style-name="Standard">44,2,1.223,-0.777</text:p>
      <text:p text:style-name="Standard">45,2,1.545,-0.455</text:p>
      <text:p text:style-name="Standard">46,0.4,1.848,1.448</text:p>
      <text:p text:style-name="Standard">47,0,1.675,1.675</text:p>
      <text:p text:style-name="Standard">48,1.6,1.957,0.357</text:p>
      <text:p text:style-name="Standard">49,1,2.296,1.296</text:p>
      <text:p text:style-name="Standard">50,2.167,1.585,-0.582</text:p>
      <text:p text:style-name="Standard">51,3.2,1.104,-2.096</text:p>
      <text:p text:style-name="Standard">52,4.5,4.137,-0.363</text:p>
      <text:p text:style-name="Standard">53,3.2,1.778,-1.422</text:p>
      <text:p text:style-name="Standard">54,2.8,2.516,-0.284</text:p>
      <text:p text:style-name="Standard">55,3.2,2.449,-0.751</text:p>
      <text:p text:style-name="Standard">56,3.333,1.926,-1.407</text:p>
      <text:p text:style-name="Standard">57,0.2,0.529,0.329</text:p>
      <text:p text:style-name="Standard">58,3.833,2.264,-1.569</text:p>
      <text:p text:style-name="Standard">59,0.6,0.966,0.366</text:p>
      <text:p text:style-name="Standard">60,3,2.417,-0.583</text:p>
      <text:p text:style-name="Standard">61,0,0.686,0.686</text:p>
      <text:p text:style-name="Standard">62,0,0.958,0.958</text:p>
      <text:p text:style-name="Standard">63,0.333,1.537,1.203</text:p>
      <text:p text:style-name="Standard">64,2,1.394,-0.606</text:p>
      <text:p text:style-name="Standard">65,1.6,1.882,0.282</text:p>
      <text:p text:style-name="Standard">66,1.6,1.918,0.318</text:p>
      <text:p text:style-name="Standard">67,2.833,1.987,-0.846</text:p>
      <text:p text:style-name="Standard">68,2.5,1.869,-0.631</text:p>
      <text:p text:style-name="Standard">69,0.8,1.546,0.746</text:p>
      <text:p text:style-name="Standard">70,3.6,2.242,-1.358</text:p>
      <text:p text:style-name="Standard">71,3.333,2.007,-1.326</text:p>
      <text:p text:style-name="Standard">72,3.4,1.756,-1.644</text:p>
      <text:p text:style-name="Standard">73,3.167,2.667,-0.5</text:p>
      <text:p text:style-name="Standard">74,1.2,2.625,1.425</text:p>
      <text:p text:style-name="Standard">75,4,3.476,-0.524</text:p>
      <text:p text:style-name="Standard">76,1.167,1.641,0.474</text:p>
      <text:p text:style-name="Standard">77,2.5,2.277,-0.223</text:p>
      <text:p text:style-name="Standard"><text:soft-page-break/>78,1,1.611,0.611</text:p>
      <text:p text:style-name="Standard">79,3.167,2.64,-0.527</text:p>
      <text:p text:style-name="Standard">80,0.25,0.439,0.189</text:p>
      <text:p text:style-name="Standard">81,1,1.045,0.045</text:p>
      <text:p text:style-name="Standard">82,1.4,1.977,0.577</text:p>
      <text:p text:style-name="Standard">83,2.5,2.029,-0.471</text:p>
      <text:p text:style-name="Standard">84,2,2.097,0.097</text:p>
      <text:p text:style-name="Standard">85,1.833,1.397,-0.436</text:p>
      <text:p text:style-name="Standard">86,3.667,2.691,-0.976</text:p>
      <text:p text:style-name="Standard">87,2.8,1.256,-1.544</text:p>
      <text:p text:style-name="Standard">88,1.667,2.31,0.644</text:p>
      <text:p text:style-name="Standard">89,1.286,2.492,1.206</text:p>
      <text:p text:style-name="Standard">90,1.333,1.719,0.386</text:p>
      <text:p text:style-name="Standard">91,2.8,1.831,-0.969</text:p>
      <text:p text:style-name="Standard">92,1.75,1.406,-0.344</text:p>
      <text:p text:style-name="Standard">93,3,2.585,-0.415</text:p>
      <text:p text:style-name="Standard">94,3.167,2.614,-0.552</text:p>
      <text:p text:style-name="Standard">95,2.667,1.699,-0.968</text:p>
      <text:p text:style-name="Standard">96,2.4,1.608,-0.792</text:p>
      <text:p text:style-name="Standard">97,0.5,2.106,1.606</text:p>
      <text:p text:style-name="Standard">98,2.2,2.001,-0.199</text:p>
      <text:p text:style-name="Standard">99,3.6,3.175,-0.425</text:p>
      <text:p text:style-name="Standard">100,2.2,1.489,-0.711</text:p>
      <text:p text:style-name="Standard">1,1.167,1.647,0.481</text:p>
      <text:p text:style-name="Standard">2,1.6,1.791,0.191</text:p>
      <text:p text:style-name="Standard">3,4.167,2.449,-1.718</text:p>
      <text:p text:style-name="Standard">4,1.6,2.44,0.84</text:p>
      <text:p text:style-name="Standard">5,0.833,1.399,0.565</text:p>
      <text:p text:style-name="Standard">6,2,2.522,0.522</text:p>
      <text:p text:style-name="Standard">7,1.5,1.788,0.288</text:p>
      <text:p text:style-name="Standard">8,2.2,1.852,-0.348</text:p>
      <text:p text:style-name="Standard">9,0.5,0.976,0.476</text:p>
      <text:p text:style-name="Standard">10,1.167,1.799,0.633</text:p>
      <text:p text:style-name="Standard">11,2.2,1.804,-0.396</text:p>
      <text:p text:style-name="Standard">12,2,2.83,0.83</text:p>
      <text:p text:style-name="Standard">13,2.25,2.547,0.297</text:p>
      <text:p text:style-name="Standard">14,2.8,2.033,-0.767</text:p>
      <text:p text:style-name="Standard">15,3.75,1.079,-2.671</text:p>
      <text:p text:style-name="Standard">16,2.8,2.808,0.008</text:p>
      <text:p text:style-name="Standard">17,3.333,2.377,-0.957</text:p>
      <text:p text:style-name="Standard">18,2.25,1.082,-1.168</text:p>
      <text:p text:style-name="Standard">19,1.2,1.645,0.445</text:p>
      <text:p text:style-name="Standard">20,0.4,1.426,1.026</text:p>
      <text:p text:style-name="Standard">21,3,2.71,-0.29</text:p>
      <text:p text:style-name="Standard">22,1.333,0.583,-0.75</text:p>
      <text:p text:style-name="Standard">23,2.667,3.178,0.512</text:p>
      <text:p text:style-name="Standard">24,2.2,1.684,-0.516</text:p>
      <text:p text:style-name="Standard">25,4.25,2.329,-1.921</text:p>
      <text:p text:style-name="Standard">26,0.4,1.437,1.037</text:p>
      <text:p text:style-name="Standard">27,3.333,2.547,-0.786</text:p>
      <text:p text:style-name="Standard">28,1,2.143,1.143</text:p>
      <text:p text:style-name="Standard"><text:soft-page-break/>29,1.6,2.251,0.651</text:p>
      <text:p text:style-name="Standard">30,2.2,1.131,-1.069</text:p>
      <text:p text:style-name="Standard">31,2,2.636,0.636</text:p>
      <text:p text:style-name="Standard">32,0.833,1.894,1.061</text:p>
      <text:p text:style-name="Standard">33,1.4,2.001,0.601</text:p>
      <text:p text:style-name="Standard">34,0.5,0.598,0.098</text:p>
      <text:p text:style-name="Standard">35,2.2,1.953,-0.247</text:p>
      <text:p text:style-name="Standard">36,2.8,2.088,-0.712</text:p>
      <text:p text:style-name="Standard">37,0.8,1.962,1.162</text:p>
      <text:p text:style-name="Standard">38,1.8,2.089,0.289</text:p>
      <text:p text:style-name="Standard">39,4.4,2.744,-1.656</text:p>
      <text:p text:style-name="Standard">40,3.4,1.669,-1.731</text:p>
      <text:p text:style-name="Standard">41,2.6,2.619,0.019</text:p>
      <text:p text:style-name="Standard">42,1.167,1.942,0.776</text:p>
      <text:p text:style-name="Standard">43,0.6,1.53,0.93</text:p>
      <text:p text:style-name="Standard">44,2.2,2.405,0.205</text:p>
      <text:p text:style-name="Standard">45,4.6,2.6,-2</text:p>
      <text:p text:style-name="Standard">46,1.2,2.003,0.803</text:p>
      <text:p text:style-name="Standard">47,0.167,1.586,1.42</text:p>
      <text:p text:style-name="Standard">48,1,2.105,1.105</text:p>
      <text:p text:style-name="Standard">49,1.2,2.152,0.952</text:p>
      <text:p text:style-name="Standard">50,1.75,1.338,-0.412</text:p>
      <text:p text:style-name="Standard">51,0.25,1.712,1.462</text:p>
      <text:p text:style-name="Standard">52,4,2.184,-1.816</text:p>
      <text:p text:style-name="Standard">53,1,1.901,0.901</text:p>
      <text:p text:style-name="Standard">54,2.667,2.167,-0.499</text:p>
      <text:p text:style-name="Standard">55,1.75,1.991,0.241</text:p>
      <text:p text:style-name="Standard">56,3,3.18,0.18</text:p>
      <text:p text:style-name="Standard">57,3,2.765,-0.235</text:p>
      <text:p text:style-name="Standard">58,2.5,2.728,0.228</text:p>
      <text:p text:style-name="Standard">59,3,2.629,-0.371</text:p>
      <text:p text:style-name="Standard">60,1.2,2.28,1.08</text:p>
      <text:p text:style-name="Standard">61,3.2,2.232,-0.968</text:p>
      <text:p text:style-name="Standard">62,1.167,2.393,1.226</text:p>
      <text:p text:style-name="Standard">63,1.833,1.631,-0.202</text:p>
      <text:p text:style-name="Standard">64,0.2,1.149,0.949</text:p>
      <text:p text:style-name="Standard">65,3.25,4.017,0.767</text:p>
      <text:p text:style-name="Standard">66,2.667,2.395,-0.272</text:p>
      <text:p text:style-name="Standard">67,1,2.177,1.177</text:p>
      <text:p text:style-name="Standard">68,3.8,1.677,-2.123</text:p>
      <text:p text:style-name="Standard">69,0.333,1.13,0.797</text:p>
      <text:p text:style-name="Standard">70,1.6,1.88,0.28</text:p>
      <text:p text:style-name="Standard">71,0.667,1.557,0.891</text:p>
      <text:p text:style-name="Standard">72,0,1.148,1.148</text:p>
      <text:p text:style-name="Standard">73,3,1.912,-1.088</text:p>
      <text:p text:style-name="Standard">74,1,2.46,1.46</text:p>
      <text:p text:style-name="Standard">75,2.4,1.865,-0.535</text:p>
      <text:p text:style-name="Standard">76,3.6,2.456,-1.144</text:p>
      <text:p text:style-name="Standard">77,1.4,2.052,0.652</text:p>
      <text:p text:style-name="Standard">78,1.833,2.092,0.259</text:p>
      <text:p text:style-name="Standard">79,4.333,2.249,-2.085</text:p>
      <text:p text:style-name="Standard"><text:soft-page-break/>80,5,2.814,-2.186</text:p>
      <text:p text:style-name="Standard">81,0.6,1.954,1.354</text:p>
      <text:p text:style-name="Standard">82,2.833,2.465,-0.368</text:p>
      <text:p text:style-name="Standard">83,0.5,2.362,1.862</text:p>
      <text:p text:style-name="Standard">84,1.333,2.16,0.827</text:p>
      <text:p text:style-name="Standard">85,1.6,2.592,0.992</text:p>
      <text:p text:style-name="Standard">86,2.333,1.523,-0.81</text:p>
      <text:p text:style-name="Standard">87,1.4,2.079,0.679</text:p>
      <text:p text:style-name="Standard">88,1.5,1.872,0.372</text:p>
      <text:p text:style-name="Standard">89,1,2.374,1.374</text:p>
      <text:p text:style-name="Standard">90,0,0.987,0.987</text:p>
      <text:p text:style-name="Standard">91,0.5,1.043,0.543</text:p>
      <text:p text:style-name="Standard">92,2.6,1.457,-1.143</text:p>
      <text:p text:style-name="Standard">93,2,1.912,-0.088</text:p>
      <text:p text:style-name="Standard">94,3,3.232,0.232</text:p>
      <text:p text:style-name="Standard">95,1.4,1.726,0.326</text:p>
      <text:p text:style-name="Standard">96,0.667,0.885,0.218</text:p>
      <text:p text:style-name="Standard">97,2.2,0.536,-1.664</text:p>
      <text:p text:style-name="Standard">98,2.25,1.846,-0.404</text:p>
      <text:p text:style-name="Standard">99,2.333,2.47,0.136</text:p>
      <text:p text:style-name="Standard">100,0.6,2.256,1.656</text:p>
      <text:p text:style-name="Standard">1,1.4,1.936,0.536</text:p>
      <text:p text:style-name="Standard">2,0.2,0.657,0.457</text:p>
      <text:p text:style-name="Standard">3,4.167,1.051,-3.116</text:p>
      <text:p text:style-name="Standard">4,0.75,1.297,0.547</text:p>
      <text:p text:style-name="Standard">5,1.5,1.821,0.321</text:p>
      <text:p text:style-name="Standard">6,2.8,2.924,0.124</text:p>
      <text:p text:style-name="Standard">7,2.333,2.276,-0.058</text:p>
      <text:p text:style-name="Standard">8,3.6,2.382,-1.218</text:p>
      <text:p text:style-name="Standard">9,1.25,2.087,0.837</text:p>
      <text:p text:style-name="Standard">10,2.833,2.344,-0.489</text:p>
      <text:p text:style-name="Standard">11,0.8,1.51,0.71</text:p>
      <text:p text:style-name="Standard">12,0.167,1.014,0.848</text:p>
      <text:p text:style-name="Standard">13,2.4,1.971,-0.429</text:p>
      <text:p text:style-name="Standard">14,2.8,3.424,0.624</text:p>
      <text:p text:style-name="Standard">15,0.6,1.689,1.089</text:p>
      <text:p text:style-name="Standard">16,1.75,1.091,-0.659</text:p>
      <text:p text:style-name="Standard">17,1.5,2.264,0.764</text:p>
      <text:p text:style-name="Standard">18,0.667,1.499,0.832</text:p>
      <text:p text:style-name="Standard">19,0.4,2.055,1.655</text:p>
      <text:p text:style-name="Standard">20,0,1.656,1.656</text:p>
      <text:p text:style-name="Standard">21,0.2,0.7,0.5</text:p>
      <text:p text:style-name="Standard">22,2,2.274,0.274</text:p>
      <text:p text:style-name="Standard">23,0.6,1.584,0.984</text:p>
      <text:p text:style-name="Standard">24,4.2,2.976,-1.224</text:p>
      <text:p text:style-name="Standard">25,3.333,4.42,1.087</text:p>
      <text:p text:style-name="Standard">26,3,2.558,-0.442</text:p>
      <text:p text:style-name="Standard">27,1.4,2.125,0.725</text:p>
      <text:p text:style-name="Standard">28,1.2,0.792,-0.408</text:p>
      <text:p text:style-name="Standard">29,2.25,0.962,-1.288</text:p>
      <text:p text:style-name="Standard">30,3.2,2.948,-0.252</text:p>
      <text:p text:style-name="Standard"><text:soft-page-break/>31,1.6,2.439,0.839</text:p>
      <text:p text:style-name="Standard">32,3.4,1.959,-1.441</text:p>
      <text:p text:style-name="Standard">33,1.4,1.425,0.025</text:p>
      <text:p text:style-name="Standard">34,3,1.506,-1.494</text:p>
      <text:p text:style-name="Standard">35,3.5,1.817,-1.683</text:p>
      <text:p text:style-name="Standard">36,2.2,1.985,-0.215</text:p>
      <text:p text:style-name="Standard">37,2,1.39,-0.61</text:p>
      <text:p text:style-name="Standard">38,1.6,2.116,0.516</text:p>
      <text:p text:style-name="Standard">39,1,2.873,1.873</text:p>
      <text:p text:style-name="Standard">40,2,2.068,0.068</text:p>
      <text:p text:style-name="Standard">41,2.4,2.195,-0.205</text:p>
      <text:p text:style-name="Standard">42,1.333,1.562,0.229</text:p>
      <text:p text:style-name="Standard">43,3,3.573,0.573</text:p>
      <text:p text:style-name="Standard">44,3.4,3.306,-0.094</text:p>
      <text:p text:style-name="Standard">45,3.333,3.589,0.255</text:p>
      <text:p text:style-name="Standard">46,1.6,2.185,0.585</text:p>
      <text:p text:style-name="Standard">47,1,1.908,0.908</text:p>
      <text:p text:style-name="Standard">48,1.2,0.577,-0.623</text:p>
      <text:p text:style-name="Standard">49,4.6,2.088,-2.512</text:p>
      <text:p text:style-name="Standard">50,4.2,1.642,-2.558</text:p>
      <text:p text:style-name="Standard">51,3.2,2.203,-0.997</text:p>
      <text:p text:style-name="Standard">52,1.167,2.166,1</text:p>
      <text:p text:style-name="Standard">53,1.6,1.417,-0.183</text:p>
      <text:p text:style-name="Standard">54,1,1.591,0.591</text:p>
      <text:p text:style-name="Standard">55,1.4,2.483,1.083</text:p>
      <text:p text:style-name="Standard">56,1.5,1.67,0.17</text:p>
      <text:p text:style-name="Standard">57,1.4,1.54,0.14</text:p>
      <text:p text:style-name="Standard">58,4.5,2.51,-1.99</text:p>
      <text:p text:style-name="Standard">59,4,3.602,-0.398</text:p>
      <text:p text:style-name="Standard">60,1,2.701,1.701</text:p>
      <text:p text:style-name="Standard">61,3,2.453,-0.547</text:p>
      <text:p text:style-name="Standard">62,2,1.24,-0.76</text:p>
      <text:p text:style-name="Standard">63,1.8,1.812,0.012</text:p>
      <text:p text:style-name="Standard">64,4.667,1.467,-3.2</text:p>
      <text:p text:style-name="Standard">65,2,1.558,-0.442</text:p>
      <text:p text:style-name="Standard">66,1.8,2.251,0.451</text:p>
      <text:p text:style-name="Standard">67,1.6,2.085,0.485</text:p>
      <text:p text:style-name="Standard">68,1.833,2.151,0.318</text:p>
      <text:p text:style-name="Standard">69,2.6,1.916,-0.684</text:p>
      <text:p text:style-name="Standard">70,1.2,1.983,0.783</text:p>
      <text:p text:style-name="Standard">71,1,1.893,0.893</text:p>
      <text:p text:style-name="Standard">72,2,2.153,0.153</text:p>
      <text:p text:style-name="Standard">73,3.167,2.094,-1.073</text:p>
      <text:p text:style-name="Standard">74,1.6,2.113,0.513</text:p>
      <text:p text:style-name="Standard">75,4.2,2.85,-1.35</text:p>
      <text:p text:style-name="Standard">76,2,2.932,0.932</text:p>
      <text:p text:style-name="Standard">77,0.6,1.785,1.185</text:p>
      <text:p text:style-name="Standard">78,2,1.766,-0.234</text:p>
      <text:p text:style-name="Standard">79,3.6,2.56,-1.04</text:p>
      <text:p text:style-name="Standard">80,0.2,2.09,1.89</text:p>
      <text:p text:style-name="Standard">81,2.8,1.519,-1.281</text:p>
      <text:p text:style-name="Standard"><text:soft-page-break/>82,4.4,2.145,-2.255</text:p>
      <text:p text:style-name="Standard">83,1.167,2.116,0.949</text:p>
      <text:p text:style-name="Standard">84,2.833,2.375,-0.459</text:p>
      <text:p text:style-name="Standard">85,3.167,2.33,-0.837</text:p>
      <text:p text:style-name="Standard">86,1.6,1.578,-0.022</text:p>
      <text:p text:style-name="Standard">87,0,0.998,0.998</text:p>
      <text:p text:style-name="Standard">88,1.429,0.446,-0.982</text:p>
      <text:p text:style-name="Standard">89,2.167,1.997,-0.169</text:p>
      <text:p text:style-name="Standard">90,1.8,1.189,-0.611</text:p>
      <text:p text:style-name="Standard">91,3,1.155,-1.845</text:p>
      <text:p text:style-name="Standard">92,0.4,1.608,1.208</text:p>
      <text:p text:style-name="Standard">93,3,2.632,-0.368</text:p>
      <text:p text:style-name="Standard">94,0.4,1.022,0.622</text:p>
      <text:p text:style-name="Standard">95,1.5,2.024,0.524</text:p>
      <text:p text:style-name="Standard">96,1.5,2.62,1.12</text:p>
      <text:p text:style-name="Standard">97,0.2,1.66,1.46</text:p>
      <text:p text:style-name="Standard">98,3.833,3.599,-0.234</text:p>
      <text:p text:style-name="Standard">99,1.6,2.143,0.543</text:p>
      <text:p text:style-name="Standard">100,4.2,4.761,0.561</text:p>
      <text:p text:style-name="Standard">1,4.5,2.136,-2.364</text:p>
      <text:p text:style-name="Standard">2,4.167,3.487,-0.68</text:p>
      <text:p text:style-name="Standard">3,1.5,1.756,0.256</text:p>
      <text:p text:style-name="Standard">4,2.2,2.67,0.47</text:p>
      <text:p text:style-name="Standard">5,4.4,2.953,-1.447</text:p>
      <text:p text:style-name="Standard">6,2.2,2.801,0.601</text:p>
      <text:p text:style-name="Standard">7,3.2,2.458,-0.742</text:p>
      <text:p text:style-name="Standard">8,0,0.696,0.696</text:p>
      <text:p text:style-name="Standard">9,1.2,2.144,0.944</text:p>
      <text:p text:style-name="Standard">10,1.4,0.838,-0.562</text:p>
      <text:p text:style-name="Standard">11,0.2,1.08,0.88</text:p>
      <text:p text:style-name="Standard">12,3.75,1.587,-2.163</text:p>
      <text:p text:style-name="Standard">13,3.2,1.632,-1.568</text:p>
      <text:p text:style-name="Standard">14,0,1.047,1.047</text:p>
      <text:p text:style-name="Standard">15,3,2.347,-0.653</text:p>
      <text:p text:style-name="Standard">16,1,1.725,0.725</text:p>
      <text:p text:style-name="Standard">17,3.167,2.195,-0.972</text:p>
      <text:p text:style-name="Standard">18,4.2,1.907,-2.293</text:p>
      <text:p text:style-name="Standard">19,3.667,2.02,-1.647</text:p>
      <text:p text:style-name="Standard">20,0.6,0.894,0.294</text:p>
      <text:p text:style-name="Standard">21,2.143,2.858,0.715</text:p>
      <text:p text:style-name="Standard">22,0,1.836,1.836</text:p>
      <text:p text:style-name="Standard">23,0.333,1.682,1.348</text:p>
      <text:p text:style-name="Standard">24,2,1.924,-0.076</text:p>
      <text:p text:style-name="Standard">25,1.5,2.33,0.83</text:p>
      <text:p text:style-name="Standard">26,2.8,2.285,-0.515</text:p>
      <text:p text:style-name="Standard">27,4.167,3.298,-0.869</text:p>
      <text:p text:style-name="Standard">28,0.8,1.4,0.6</text:p>
      <text:p text:style-name="Standard">29,0,0.78,0.78</text:p>
      <text:p text:style-name="Standard">30,1.167,1.688,0.521</text:p>
      <text:p text:style-name="Standard">31,1.833,2.463,0.63</text:p>
      <text:p text:style-name="Standard">32,2,1.913,-0.087</text:p>
      <text:p text:style-name="Standard"><text:soft-page-break/>33,1.167,2.312,1.145</text:p>
      <text:p text:style-name="Standard">34,1.75,2.277,0.527</text:p>
      <text:p text:style-name="Standard">35,2,1.635,-0.365</text:p>
      <text:p text:style-name="Standard">36,2.6,2.298,-0.302</text:p>
      <text:p text:style-name="Standard">37,1,1.382,0.382</text:p>
      <text:p text:style-name="Standard">38,2.2,2.394,0.194</text:p>
      <text:p text:style-name="Standard">39,1.333,1.867,0.534</text:p>
      <text:p text:style-name="Standard">40,0.2,0.98,0.78</text:p>
      <text:p text:style-name="Standard">41,2.8,1.895,-0.905</text:p>
      <text:p text:style-name="Standard">42,0,0.448,0.448</text:p>
      <text:p text:style-name="Standard">43,3,2.141,-0.859</text:p>
      <text:p text:style-name="Standard">44,1.667,2.446,0.779</text:p>
      <text:p text:style-name="Standard">45,3.2,2.771,-0.429</text:p>
      <text:p text:style-name="Standard">46,0,0.889,0.889</text:p>
      <text:p text:style-name="Standard">47,4.833,2.613,-2.22</text:p>
      <text:p text:style-name="Standard">48,3.333,3.331,-0.002</text:p>
      <text:p text:style-name="Standard">49,0,0.097,0.097</text:p>
      <text:p text:style-name="Standard">50,1.6,2.052,0.452</text:p>
      <text:p text:style-name="Standard">51,1.333,2.569,1.235</text:p>
      <text:p text:style-name="Standard">52,4.2,2.504,-1.696</text:p>
      <text:p text:style-name="Standard">53,3.4,1.768,-1.632</text:p>
      <text:p text:style-name="Standard">54,2,2.072,0.072</text:p>
      <text:p text:style-name="Standard">55,1.6,2.171,0.571</text:p>
      <text:p text:style-name="Standard">56,3.4,1.59,-1.81</text:p>
      <text:p text:style-name="Standard">57,2.6,2.679,0.079</text:p>
      <text:p text:style-name="Standard">58,4.2,2.09,-2.11</text:p>
      <text:p text:style-name="Standard">59,2.8,2.142,-0.658</text:p>
      <text:p text:style-name="Standard">60,3.2,2.312,-0.888</text:p>
      <text:p text:style-name="Standard">61,1.4,1.769,0.369</text:p>
      <text:p text:style-name="Standard">62,1.5,2.1,0.6</text:p>
      <text:p text:style-name="Standard">63,2.8,1.415,-1.385</text:p>
      <text:p text:style-name="Standard">64,0.2,1.397,1.197</text:p>
      <text:p text:style-name="Standard">65,0.5,1.52,1.02</text:p>
      <text:p text:style-name="Standard">66,2.8,2.19,-0.61</text:p>
      <text:p text:style-name="Standard">67,2.2,2.211,0.011</text:p>
      <text:p text:style-name="Standard">68,3,2.611,-0.389</text:p>
      <text:p text:style-name="Standard">69,1.75,0.787,-0.963</text:p>
      <text:p text:style-name="Standard">70,2.833,2.075,-0.759</text:p>
      <text:p text:style-name="Standard">71,0.5,0.949,0.449</text:p>
      <text:p text:style-name="Standard">72,3,1.696,-1.304</text:p>
      <text:p text:style-name="Standard">73,1.167,1.475,0.308</text:p>
      <text:p text:style-name="Standard">74,1.4,2.003,0.603</text:p>
      <text:p text:style-name="Standard">75,0.25,1.43,1.18</text:p>
      <text:p text:style-name="Standard">76,1.8,1.179,-0.621</text:p>
      <text:p text:style-name="Standard">77,1.5,1.806,0.306</text:p>
      <text:p text:style-name="Standard">78,2.4,2.016,-0.384</text:p>
      <text:p text:style-name="Standard">79,1.4,1.655,0.255</text:p>
      <text:p text:style-name="Standard">80,2.333,1.821,-0.513</text:p>
      <text:p text:style-name="Standard">81,1.8,1.621,-0.179</text:p>
      <text:p text:style-name="Standard">82,2,2.791,0.791</text:p>
      <text:p text:style-name="Standard">83,1.167,1.199,0.033</text:p>
      <text:p text:style-name="Standard"><text:soft-page-break/>84,0.6,1.986,1.386</text:p>
      <text:p text:style-name="Standard">85,2.333,2.848,0.515</text:p>
      <text:p text:style-name="Standard">86,1.667,2.405,0.738</text:p>
      <text:p text:style-name="Standard">87,0.5,1.542,1.042</text:p>
      <text:p text:style-name="Standard">88,5,4.807,-0.193</text:p>
      <text:p text:style-name="Standard">89,0.667,1.494,0.827</text:p>
      <text:p text:style-name="Standard">90,3.667,1.793,-1.874</text:p>
      <text:p text:style-name="Standard">91,2.5,1.686,-0.814</text:p>
      <text:p text:style-name="Standard">92,1.4,2.289,0.889</text:p>
      <text:p text:style-name="Standard">93,0,1.883,1.883</text:p>
      <text:p text:style-name="Standard">94,0.2,0.897,0.697</text:p>
      <text:p text:style-name="Standard">95,2,1.515,-0.485</text:p>
      <text:p text:style-name="Standard">96,3.833,1.929,-1.905</text:p>
      <text:p text:style-name="Standard">97,1.8,1.277,-0.523</text:p>
      <text:p text:style-name="Standard">98,2.2,2.883,0.683</text:p>
      <text:p text:style-name="Standard">99,2.8,1.583,-1.217</text:p>
      <text:p text:style-name="Standard">100,3,3.144,0.144</text:p>
      <text:p text:style-name="Standard">1,1,1.661,0.661</text:p>
      <text:p text:style-name="Standard">2,3.5,2.107,-1.393</text:p>
      <text:p text:style-name="Standard">3,3.5,1.664,-1.836</text:p>
      <text:p text:style-name="Standard">4,0.8,1.784,0.984</text:p>
      <text:p text:style-name="Standard">5,2,1.926,-0.074</text:p>
      <text:p text:style-name="Standard">6,1.8,2.034,0.234</text:p>
      <text:p text:style-name="Standard">7,1.2,1.199,-0.001</text:p>
      <text:p text:style-name="Standard">8,1.75,1.482,-0.268</text:p>
      <text:p text:style-name="Standard">9,1,1.795,0.795</text:p>
      <text:p text:style-name="Standard">10,1.2,1.528,0.328</text:p>
      <text:p text:style-name="Standard">11,2.833,1.965,-0.869</text:p>
      <text:p text:style-name="Standard">12,0.2,1.427,1.227</text:p>
      <text:p text:style-name="Standard">13,2.4,3.657,1.257</text:p>
      <text:p text:style-name="Standard">14,0.833,1.492,0.659</text:p>
      <text:p text:style-name="Standard">15,2.4,2.983,0.583</text:p>
      <text:p text:style-name="Standard">16,1.333,1.503,0.17</text:p>
      <text:p text:style-name="Standard">17,1,2.025,1.025</text:p>
      <text:p text:style-name="Standard">18,1.333,2.143,0.809</text:p>
      <text:p text:style-name="Standard">19,2.6,2.128,-0.472</text:p>
      <text:p text:style-name="Standard">20,1,1.417,0.417</text:p>
      <text:p text:style-name="Standard">21,1.2,1.103,-0.097</text:p>
      <text:p text:style-name="Standard">22,3,3.133,0.133</text:p>
      <text:p text:style-name="Standard">23,1.833,1.634,-0.2</text:p>
      <text:p text:style-name="Standard">24,1.75,2.106,0.356</text:p>
      <text:p text:style-name="Standard">25,0.6,0.882,0.282</text:p>
      <text:p text:style-name="Standard">26,0,1.056,1.056</text:p>
      <text:p text:style-name="Standard">27,3.8,2.061,-1.739</text:p>
      <text:p text:style-name="Standard">28,1,1.848,0.848</text:p>
      <text:p text:style-name="Standard">29,0.286,1.548,1.262</text:p>
      <text:p text:style-name="Standard">30,0.6,1.579,0.979</text:p>
      <text:p text:style-name="Standard">31,1.667,2.56,0.893</text:p>
      <text:p text:style-name="Standard">32,2,1.748,-0.252</text:p>
      <text:p text:style-name="Standard">33,3.667,1.799,-1.868</text:p>
      <text:p text:style-name="Standard">34,2.2,1.883,-0.317</text:p>
      <text:p text:style-name="Standard"><text:soft-page-break/>35,0.333,0.819,0.486</text:p>
      <text:p text:style-name="Standard">36,3,3.891,0.891</text:p>
      <text:p text:style-name="Standard">37,3.333,3.319,-0.014</text:p>
      <text:p text:style-name="Standard">38,1.667,1.67,0.003</text:p>
      <text:p text:style-name="Standard">39,0.6,1.754,1.154</text:p>
      <text:p text:style-name="Standard">40,1.167,2.369,1.203</text:p>
      <text:p text:style-name="Standard">41,0,0.723,0.723</text:p>
      <text:p text:style-name="Standard">42,1.667,2.748,1.082</text:p>
      <text:p text:style-name="Standard">43,4,1.798,-2.202</text:p>
      <text:p text:style-name="Standard">44,1.8,1.491,-0.309</text:p>
      <text:p text:style-name="Standard">45,0,1.356,1.356</text:p>
      <text:p text:style-name="Standard">46,3.8,2.436,-1.364</text:p>
      <text:p text:style-name="Standard">47,1.2,2.029,0.829</text:p>
      <text:p text:style-name="Standard">48,1.2,3.025,1.825</text:p>
      <text:p text:style-name="Standard">49,1.75,2.079,0.329</text:p>
      <text:p text:style-name="Standard">50,0.167,1.618,1.452</text:p>
      <text:p text:style-name="Standard">51,2.5,2.119,-0.381</text:p>
      <text:p text:style-name="Standard">52,3,2.153,-0.847</text:p>
      <text:p text:style-name="Standard">53,0,0.858,0.858</text:p>
      <text:p text:style-name="Standard">54,2.2,2.108,-0.092</text:p>
      <text:p text:style-name="Standard">55,3,3.82,0.82</text:p>
      <text:p text:style-name="Standard">56,1.333,1.079,-0.255</text:p>
      <text:p text:style-name="Standard">57,4,1.997,-2.003</text:p>
      <text:p text:style-name="Standard">58,0.6,1.484,0.884</text:p>
      <text:p text:style-name="Standard">59,2.6,1.953,-0.647</text:p>
      <text:p text:style-name="Standard">60,1.5,2.52,1.02</text:p>
      <text:p text:style-name="Standard">61,4.714,3.379,-1.336</text:p>
      <text:p text:style-name="Standard">62,0.333,1.798,1.464</text:p>
      <text:p text:style-name="Standard">63,2.667,1.921,-0.745</text:p>
      <text:p text:style-name="Standard">64,0.2,1.894,1.694</text:p>
      <text:p text:style-name="Standard">65,3,3.019,0.019</text:p>
      <text:p text:style-name="Standard">66,1.833,1.655,-0.178</text:p>
      <text:p text:style-name="Standard">67,0.8,1.966,1.166</text:p>
      <text:p text:style-name="Standard">68,4.6,2.675,-1.925</text:p>
      <text:p text:style-name="Standard">69,1.167,1.785,0.619</text:p>
      <text:p text:style-name="Standard">70,0.75,1.593,0.843</text:p>
      <text:p text:style-name="Standard">71,2.8,2.284,-0.516</text:p>
      <text:p text:style-name="Standard">72,0.2,0.426,0.226</text:p>
      <text:p text:style-name="Standard">73,1.143,2.133,0.99</text:p>
      <text:p text:style-name="Standard">74,2.4,1.071,-1.329</text:p>
      <text:p text:style-name="Standard">75,3.4,1.999,-1.401</text:p>
      <text:p text:style-name="Standard">76,3.667,2.795,-0.872</text:p>
      <text:p text:style-name="Standard">77,1.833,2.306,0.473</text:p>
      <text:p text:style-name="Standard">78,2.167,1.93,-0.237</text:p>
      <text:p text:style-name="Standard">79,2.8,2.013,-0.787</text:p>
      <text:p text:style-name="Standard">80,0.333,0.898,0.565</text:p>
      <text:p text:style-name="Standard">81,2.6,1.013,-1.587</text:p>
      <text:p text:style-name="Standard">82,2.6,1.68,-0.92</text:p>
      <text:p text:style-name="Standard">83,3.333,2.084,-1.249</text:p>
      <text:p text:style-name="Standard">84,2,2.508,0.508</text:p>
      <text:p text:style-name="Standard">85,2.333,2.429,0.096</text:p>
      <text:p text:style-name="Standard"><text:soft-page-break/>86,3.2,2.383,-0.817</text:p>
      <text:p text:style-name="Standard">87,2.5,2.79,0.29</text:p>
      <text:p text:style-name="Standard">88,4.833,2.716,-2.118</text:p>
      <text:p text:style-name="Standard">89,2.167,1.846,-0.321</text:p>
      <text:p text:style-name="Standard">90,1.667,1.354,-0.312</text:p>
      <text:p text:style-name="Standard">91,0.333,1.312,0.978</text:p>
      <text:p text:style-name="Standard">92,1.2,0.272,-0.928</text:p>
      <text:p text:style-name="Standard">93,2.6,2.865,0.265</text:p>
      <text:p text:style-name="Standard">94,1.2,1.762,0.562</text:p>
      <text:p text:style-name="Standard">95,3,3.592,0.592</text:p>
      <text:p text:style-name="Standard">96,1,1.917,0.917</text:p>
      <text:p text:style-name="Standard">97,1.4,1.964,0.564</text:p>
      <text:p text:style-name="Standard">98,1.8,2.149,0.349</text:p>
      <text:p text:style-name="Standard">99,3.167,2.536,-0.631</text:p>
      <text:p text:style-name="Standard">100,3.2,1.399,-1.801</text:p>
      <text:p text:style-name="Standard">1,2,1.584,-0.416</text:p>
      <text:p text:style-name="Standard">2,1.667,1.926,0.26</text:p>
      <text:p text:style-name="Standard">3,2.2,1.989,-0.211</text:p>
      <text:p text:style-name="Standard">4,1,2.997,1.997</text:p>
      <text:p text:style-name="Standard">5,2.6,2.074,-0.526</text:p>
      <text:p text:style-name="Standard">6,2.2,2.847,0.647</text:p>
      <text:p text:style-name="Standard">7,1.4,1.83,0.43</text:p>
      <text:p text:style-name="Standard">8,1.833,1.989,0.156</text:p>
      <text:p text:style-name="Standard">9,3.75,2.548,-1.202</text:p>
      <text:p text:style-name="Standard">10,1.833,1.71,-0.123</text:p>
      <text:p text:style-name="Standard">11,1.333,1.732,0.398</text:p>
      <text:p text:style-name="Standard">12,2.75,2.255,-0.495</text:p>
      <text:p text:style-name="Standard">13,3.833,2.2,-1.633</text:p>
      <text:p text:style-name="Standard">14,1,1.56,0.56</text:p>
      <text:p text:style-name="Standard">15,0.4,2.362,1.962</text:p>
      <text:p text:style-name="Standard">16,4.429,1.553,-2.875</text:p>
      <text:p text:style-name="Standard">17,1.4,2.359,0.959</text:p>
      <text:p text:style-name="Standard">18,3.2,1.56,-1.64</text:p>
      <text:p text:style-name="Standard">19,2.2,1.81,-0.39</text:p>
      <text:p text:style-name="Standard">20,0.333,1.65,1.317</text:p>
      <text:p text:style-name="Standard">21,1.5,1.335,-0.165</text:p>
      <text:p text:style-name="Standard">22,3.167,3.788,0.621</text:p>
      <text:p text:style-name="Standard">23,1.4,1.806,0.406</text:p>
      <text:p text:style-name="Standard">24,3.25,2.6,-0.65</text:p>
      <text:p text:style-name="Standard">25,0.25,1.622,1.372</text:p>
      <text:p text:style-name="Standard">26,1,1.36,0.36</text:p>
      <text:p text:style-name="Standard">27,0.2,1.387,1.187</text:p>
      <text:p text:style-name="Standard">28,2.833,2.589,-0.244</text:p>
      <text:p text:style-name="Standard">29,2,2.401,0.401</text:p>
      <text:p text:style-name="Standard">30,5,2.189,-2.811</text:p>
      <text:p text:style-name="Standard">31,0.8,1.56,0.76</text:p>
      <text:p text:style-name="Standard">32,1.75,1.949,0.199</text:p>
      <text:p text:style-name="Standard">33,1.167,1.64,0.474</text:p>
      <text:p text:style-name="Standard">34,5,2.742,-2.258</text:p>
      <text:p text:style-name="Standard">35,2.4,1.807,-0.593</text:p>
      <text:p text:style-name="Standard">36,1.6,2.151,0.551</text:p>
      <text:p text:style-name="Standard"><text:soft-page-break/>37,0,1.664,1.664</text:p>
      <text:p text:style-name="Standard">38,2.4,1.445,-0.955</text:p>
      <text:p text:style-name="Standard">39,1,1.817,0.817</text:p>
      <text:p text:style-name="Standard">40,0.333,1.517,1.184</text:p>
      <text:p text:style-name="Standard">41,1.143,1.819,0.677</text:p>
      <text:p text:style-name="Standard">42,1.4,1.096,-0.304</text:p>
      <text:p text:style-name="Standard">43,2.75,1.443,-1.307</text:p>
      <text:p text:style-name="Standard">44,3.6,2.197,-1.403</text:p>
      <text:p text:style-name="Standard">45,0.667,2.28,1.613</text:p>
      <text:p text:style-name="Standard">46,2.4,1.934,-0.466</text:p>
      <text:p text:style-name="Standard">47,2.2,1.643,-0.557</text:p>
      <text:p text:style-name="Standard">48,2.667,2.292,-0.375</text:p>
      <text:p text:style-name="Standard">49,1.2,2.189,0.989</text:p>
      <text:p text:style-name="Standard">50,1.8,1.125,-0.675</text:p>
      <text:p text:style-name="Standard">51,2.2,1.903,-0.297</text:p>
      <text:p text:style-name="Standard">52,0.5,1.81,1.31</text:p>
      <text:p text:style-name="Standard">53,2.5,1.889,-0.611</text:p>
      <text:p text:style-name="Standard">54,0,1.617,1.617</text:p>
      <text:p text:style-name="Standard">55,1.2,1.264,0.064</text:p>
      <text:p text:style-name="Standard">56,1.4,1.993,0.593</text:p>
      <text:p text:style-name="Standard">57,0.8,0.786,-0.014</text:p>
      <text:p text:style-name="Standard">58,4.5,2.324,-2.176</text:p>
      <text:p text:style-name="Standard">59,0.6,1.558,0.958</text:p>
      <text:p text:style-name="Standard">60,4.2,1.9,-2.3</text:p>
      <text:p text:style-name="Standard">61,4.6,3.261,-1.339</text:p>
      <text:p text:style-name="Standard">62,1,1.844,0.844</text:p>
      <text:p text:style-name="Standard">63,1.667,1.804,0.137</text:p>
      <text:p text:style-name="Standard">64,3.167,3.676,0.509</text:p>
      <text:p text:style-name="Standard">65,1.2,2.077,0.877</text:p>
      <text:p text:style-name="Standard">66,2.4,2.349,-0.051</text:p>
      <text:p text:style-name="Standard">67,4.333,2.222,-2.111</text:p>
      <text:p text:style-name="Standard">68,2,1.247,-0.753</text:p>
      <text:p text:style-name="Standard">69,3.5,2.593,-0.907</text:p>
      <text:p text:style-name="Standard">70,4.333,1.792,-2.541</text:p>
      <text:p text:style-name="Standard">71,2.167,1.522,-0.644</text:p>
      <text:p text:style-name="Standard">72,1.8,1.728,-0.072</text:p>
      <text:p text:style-name="Standard">73,3.667,1.742,-1.924</text:p>
      <text:p text:style-name="Standard">74,2,2.457,0.457</text:p>
      <text:p text:style-name="Standard">75,0.75,1.46,0.71</text:p>
      <text:p text:style-name="Standard">76,2.4,1.577,-0.823</text:p>
      <text:p text:style-name="Standard">77,2.75,2.104,-0.646</text:p>
      <text:p text:style-name="Standard">78,0.833,1.623,0.79</text:p>
      <text:p text:style-name="Standard">79,2.833,1.987,-0.847</text:p>
      <text:p text:style-name="Standard">80,3,3.1,0.1</text:p>
      <text:p text:style-name="Standard">81,0.667,1.303,0.636</text:p>
      <text:p text:style-name="Standard">82,2,2.251,0.251</text:p>
      <text:p text:style-name="Standard">83,1.5,2.154,0.654</text:p>
      <text:p text:style-name="Standard">84,2.833,2.312,-0.521</text:p>
      <text:p text:style-name="Standard">85,1.75,1.763,0.013</text:p>
      <text:p text:style-name="Standard">86,4.4,1.821,-2.579</text:p>
      <text:p text:style-name="Standard">87,2.2,1.522,-0.678</text:p>
      <text:p text:style-name="Standard"><text:soft-page-break/>88,1,1.793,0.793</text:p>
      <text:p text:style-name="Standard">89,0,1.171,1.171</text:p>
      <text:p text:style-name="Standard">90,0,1.471,1.471</text:p>
      <text:p text:style-name="Standard">91,1,1.199,0.199</text:p>
      <text:p text:style-name="Standard">92,2,2.33,0.33</text:p>
      <text:p text:style-name="Standard">93,0.6,1.507,0.907</text:p>
      <text:p text:style-name="Standard">94,3.2,2.544,-0.656</text:p>
      <text:p text:style-name="Standard">95,2,2.131,0.131</text:p>
      <text:p text:style-name="Standard">96,0,1.167,1.167</text:p>
      <text:p text:style-name="Standard">97,4.2,2.433,-1.767</text:p>
      <text:p text:style-name="Standard">98,1.75,3.026,1.276</text:p>
      <text:p text:style-name="Standard">99,0.5,1.201,0.701</text:p>
      <text:p text:style-name="Standard">100,2,1.95,-0.05</text:p>
      <text:p text:style-name="Standard">1,2,2.697,0.697</text:p>
      <text:p text:style-name="Standard">2,2.6,1.042,-1.558</text:p>
      <text:p text:style-name="Standard">3,3.75,2.373,-1.377</text:p>
      <text:p text:style-name="Standard">4,1.667,2.119,0.452</text:p>
      <text:p text:style-name="Standard">5,0.333,1.443,1.11</text:p>
      <text:p text:style-name="Standard">6,0.167,1.844,1.677</text:p>
      <text:p text:style-name="Standard">7,2.6,2.322,-0.278</text:p>
      <text:p text:style-name="Standard">8,3.333,3.916,0.582</text:p>
      <text:p text:style-name="Standard">9,4,3.336,-0.664</text:p>
      <text:p text:style-name="Standard">10,3.4,2.862,-0.538</text:p>
      <text:p text:style-name="Standard">11,2.8,2.237,-0.563</text:p>
      <text:p text:style-name="Standard">12,1.167,1.691,0.525</text:p>
      <text:p text:style-name="Standard">13,1.5,1.932,0.432</text:p>
      <text:p text:style-name="Standard">14,1,2.391,1.391</text:p>
      <text:p text:style-name="Standard">15,1.25,1.912,0.662</text:p>
      <text:p text:style-name="Standard">16,0.667,0.691,0.025</text:p>
      <text:p text:style-name="Standard">17,0.6,1.353,0.753</text:p>
      <text:p text:style-name="Standard">18,2.25,2.727,0.477</text:p>
      <text:p text:style-name="Standard">19,1.4,2.281,0.881</text:p>
      <text:p text:style-name="Standard">20,2,1.124,-0.876</text:p>
      <text:p text:style-name="Standard">21,1,1.934,0.934</text:p>
      <text:p text:style-name="Standard">22,1.25,2.255,1.005</text:p>
      <text:p text:style-name="Standard">23,1.25,1.695,0.445</text:p>
      <text:p text:style-name="Standard">24,1.4,1.948,0.548</text:p>
      <text:p text:style-name="Standard">25,2.4,3.746,1.346</text:p>
      <text:p text:style-name="Standard">26,1.5,2.292,0.792</text:p>
      <text:p text:style-name="Standard">27,1.4,1.802,0.402</text:p>
      <text:p text:style-name="Standard">28,0.333,2.572,2.239</text:p>
      <text:p text:style-name="Standard">29,2.833,3.174,0.34</text:p>
      <text:p text:style-name="Standard">30,2,2.434,0.434</text:p>
      <text:p text:style-name="Standard">31,3.4,2.158,-1.242</text:p>
      <text:p text:style-name="Standard">32,1.8,1.807,0.007</text:p>
      <text:p text:style-name="Standard">33,1.2,1.232,0.032</text:p>
      <text:p text:style-name="Standard">34,2.8,1.72,-1.08</text:p>
      <text:p text:style-name="Standard">35,2,1.749,-0.251</text:p>
      <text:p text:style-name="Standard">36,2,2.353,0.353</text:p>
      <text:p text:style-name="Standard">37,3,2.208,-0.792</text:p>
      <text:p text:style-name="Standard">38,1,1.539,0.539</text:p>
      <text:p text:style-name="Standard"><text:soft-page-break/>39,0.8,1.72,0.92</text:p>
      <text:p text:style-name="Standard">40,4,1.042,-2.958</text:p>
      <text:p text:style-name="Standard">41,1,2.868,1.868</text:p>
      <text:p text:style-name="Standard">42,0.833,1.467,0.634</text:p>
      <text:p text:style-name="Standard">43,2.25,1.641,-0.609</text:p>
      <text:p text:style-name="Standard">44,2.8,1.868,-0.932</text:p>
      <text:p text:style-name="Standard">45,1.25,1.29,0.04</text:p>
      <text:p text:style-name="Standard">46,1.833,1.364,-0.469</text:p>
      <text:p text:style-name="Standard">47,3,3.158,0.158</text:p>
      <text:p text:style-name="Standard">48,1.2,1.427,0.227</text:p>
      <text:p text:style-name="Standard">49,1.8,1.928,0.128</text:p>
      <text:p text:style-name="Standard">50,0.667,1.92,1.254</text:p>
      <text:p text:style-name="Standard">51,2.6,2.95,0.35</text:p>
      <text:p text:style-name="Standard">52,0.8,2.862,2.062</text:p>
      <text:p text:style-name="Standard">53,1.167,2.089,0.923</text:p>
      <text:p text:style-name="Standard">54,3.5,3.253,-0.247</text:p>
      <text:p text:style-name="Standard">55,0.6,1.406,0.806</text:p>
      <text:p text:style-name="Standard">56,1.6,2.201,0.601</text:p>
      <text:p text:style-name="Standard">57,1.4,2.03,0.63</text:p>
      <text:p text:style-name="Standard">58,2.4,1.742,-0.658</text:p>
      <text:p text:style-name="Standard">59,4.4,2.891,-1.509</text:p>
      <text:p text:style-name="Standard">60,0.2,0.37,0.17</text:p>
      <text:p text:style-name="Standard">61,2.25,2.326,0.076</text:p>
      <text:p text:style-name="Standard">62,2,2.099,0.099</text:p>
      <text:p text:style-name="Standard">63,1.167,1.886,0.72</text:p>
      <text:p text:style-name="Standard">64,2,2.427,0.427</text:p>
      <text:p text:style-name="Standard">65,2.333,2.786,0.452</text:p>
      <text:p text:style-name="Standard">66,0.6,1.827,1.227</text:p>
      <text:p text:style-name="Standard">67,1,1.708,0.708</text:p>
      <text:p text:style-name="Standard">68,0.8,1.606,0.806</text:p>
      <text:p text:style-name="Standard">69,2.667,3.559,0.892</text:p>
      <text:p text:style-name="Standard">70,3.8,1.345,-2.455</text:p>
      <text:p text:style-name="Standard">71,1.667,1.5,-0.167</text:p>
      <text:p text:style-name="Standard">72,1,1.558,0.558</text:p>
      <text:p text:style-name="Standard">73,0.75,1.973,1.223</text:p>
      <text:p text:style-name="Standard">74,2.667,2.587,-0.079</text:p>
      <text:p text:style-name="Standard">75,1.6,2.58,0.98</text:p>
      <text:p text:style-name="Standard">76,0.8,1.594,0.794</text:p>
      <text:p text:style-name="Standard">77,4.833,1.793,-3.04</text:p>
      <text:p text:style-name="Standard">78,3.25,2.9,-0.35</text:p>
      <text:p text:style-name="Standard">79,3.4,2.313,-1.087</text:p>
      <text:p text:style-name="Standard">80,0.667,1.557,0.891</text:p>
      <text:p text:style-name="Standard">81,0.4,1.181,0.781</text:p>
      <text:p text:style-name="Standard">82,1.5,2.283,0.783</text:p>
      <text:p text:style-name="Standard">83,3.667,2.194,-1.472</text:p>
      <text:p text:style-name="Standard">84,2.2,1.638,-0.562</text:p>
      <text:p text:style-name="Standard">85,0.833,1.714,0.881</text:p>
      <text:p text:style-name="Standard">86,3.833,2.751,-1.082</text:p>
      <text:p text:style-name="Standard">87,3,3.633,0.633</text:p>
      <text:p text:style-name="Standard">88,1.4,1.78,0.38</text:p>
      <text:p text:style-name="Standard">89,1.333,2.341,1.007</text:p>
      <text:p text:style-name="Standard"><text:soft-page-break/>90,1.2,2.551,1.351</text:p>
      <text:p text:style-name="Standard">91,0.4,1.502,1.102</text:p>
      <text:p text:style-name="Standard">92,1.2,1.777,0.577</text:p>
      <text:p text:style-name="Standard">93,3.167,2.005,-1.162</text:p>
      <text:p text:style-name="Standard">94,3.8,2.056,-1.744</text:p>
      <text:p text:style-name="Standard">95,2.5,2.624,0.124</text:p>
      <text:p text:style-name="Standard">96,0.25,1.416,1.166</text:p>
      <text:p text:style-name="Standard">97,0.6,2.697,2.097</text:p>
      <text:p text:style-name="Standard">98,2.667,2.078,-0.589</text:p>
      <text:p text:style-name="Standard">99,2.6,2.797,0.197</text:p>
      <text:p text:style-name="Standard">100,3,1.505,-1.495</text:p>
      <text:p text:style-name="Standard">1,3.167,2.049,-1.118</text:p>
      <text:p text:style-name="Standard">2,1,1.702,0.702</text:p>
      <text:p text:style-name="Standard">3,3.167,2.437,-0.729</text:p>
      <text:p text:style-name="Standard">4,2,1.54,-0.46</text:p>
      <text:p text:style-name="Standard">5,3.25,1.982,-1.268</text:p>
      <text:p text:style-name="Standard">6,2.5,0.91,-1.59</text:p>
      <text:p text:style-name="Standard">7,1,1.583,0.583</text:p>
      <text:p text:style-name="Standard">8,1,1.764,0.764</text:p>
      <text:p text:style-name="Standard">9,1.2,1.756,0.556</text:p>
      <text:p text:style-name="Standard">10,1,1.57,0.57</text:p>
      <text:p text:style-name="Standard">11,1.5,0.574,-0.926</text:p>
      <text:p text:style-name="Standard">12,1,1.897,0.897</text:p>
      <text:p text:style-name="Standard">13,2.6,2.094,-0.506</text:p>
      <text:p text:style-name="Standard">14,0.2,2.952,2.752</text:p>
      <text:p text:style-name="Standard">15,1.6,1.651,0.051</text:p>
      <text:p text:style-name="Standard">16,2,2.321,0.321</text:p>
      <text:p text:style-name="Standard">17,3.2,2.078,-1.122</text:p>
      <text:p text:style-name="Standard">18,1.5,2.359,0.859</text:p>
      <text:p text:style-name="Standard">19,4.2,1.747,-2.453</text:p>
      <text:p text:style-name="Standard">20,1,1.641,0.641</text:p>
      <text:p text:style-name="Standard">21,2.667,3.486,0.819</text:p>
      <text:p text:style-name="Standard">22,0.333,2.061,1.728</text:p>
      <text:p text:style-name="Standard">23,1.4,2.687,1.287</text:p>
      <text:p text:style-name="Standard">24,1,2.113,1.113</text:p>
      <text:p text:style-name="Standard">25,0,1.259,1.259</text:p>
      <text:p text:style-name="Standard">26,0.4,1.271,0.871</text:p>
      <text:p text:style-name="Standard">27,1,1.675,0.675</text:p>
      <text:p text:style-name="Standard">28,2,2.273,0.273</text:p>
      <text:p text:style-name="Standard">29,1,1.541,0.541</text:p>
      <text:p text:style-name="Standard">30,0,1.606,1.606</text:p>
      <text:p text:style-name="Standard">31,4.8,2.903,-1.897</text:p>
      <text:p text:style-name="Standard">32,0.833,2.052,1.219</text:p>
      <text:p text:style-name="Standard">33,0.4,2.182,1.782</text:p>
      <text:p text:style-name="Standard">34,1,1.337,0.337</text:p>
      <text:p text:style-name="Standard">35,1.2,1.974,0.774</text:p>
      <text:p text:style-name="Standard">36,1.167,1.353,0.186</text:p>
      <text:p text:style-name="Standard">37,3.8,3.519,-0.281</text:p>
      <text:p text:style-name="Standard">38,0.8,1.408,0.608</text:p>
      <text:p text:style-name="Standard">39,1.2,1.948,0.748</text:p>
      <text:p text:style-name="Standard">40,3.8,3.699,-0.101</text:p>
      <text:p text:style-name="Standard"><text:soft-page-break/>41,1.8,2.128,0.328</text:p>
      <text:p text:style-name="Standard">42,1.2,2.545,1.345</text:p>
      <text:p text:style-name="Standard">43,3.2,1.728,-1.472</text:p>
      <text:p text:style-name="Standard">44,2.8,2.362,-0.438</text:p>
      <text:p text:style-name="Standard">45,0.8,1.902,1.102</text:p>
      <text:p text:style-name="Standard">46,0.4,1.766,1.366</text:p>
      <text:p text:style-name="Standard">47,3.5,2.862,-0.638</text:p>
      <text:p text:style-name="Standard">48,0.2,1.486,1.286</text:p>
      <text:p text:style-name="Standard">49,1.6,2.026,0.426</text:p>
      <text:p text:style-name="Standard">50,1.167,2.19,1.023</text:p>
      <text:p text:style-name="Standard">51,1,1.481,0.481</text:p>
      <text:p text:style-name="Standard">52,2,1.877,-0.123</text:p>
      <text:p text:style-name="Standard">53,1.667,2.159,0.493</text:p>
      <text:p text:style-name="Standard">54,1.5,1.969,0.469</text:p>
      <text:p text:style-name="Standard">55,1.167,1.825,0.659</text:p>
      <text:p text:style-name="Standard">56,0.4,1.996,1.596</text:p>
      <text:p text:style-name="Standard">57,2.25,1.435,-0.815</text:p>
      <text:p text:style-name="Standard">58,1.167,1.773,0.606</text:p>
      <text:p text:style-name="Standard">59,1.5,1.963,0.463</text:p>
      <text:p text:style-name="Standard">60,0.6,1.317,0.717</text:p>
      <text:p text:style-name="Standard">61,2.333,2.193,-0.14</text:p>
      <text:p text:style-name="Standard">62,2.6,3.216,0.616</text:p>
      <text:p text:style-name="Standard">63,1.333,1.46,0.127</text:p>
      <text:p text:style-name="Standard">64,1.2,1.686,0.486</text:p>
      <text:p text:style-name="Standard">65,1,1.745,0.745</text:p>
      <text:p text:style-name="Standard">66,3.667,2.17,-1.496</text:p>
      <text:p text:style-name="Standard">67,1.167,1.456,0.289</text:p>
      <text:p text:style-name="Standard">68,1.25,2.274,1.024</text:p>
      <text:p text:style-name="Standard">69,4.667,3.051,-1.616</text:p>
      <text:p text:style-name="Standard">70,2.8,2.064,-0.736</text:p>
      <text:p text:style-name="Standard">71,0.6,2.14,1.54</text:p>
      <text:p text:style-name="Standard">72,2.167,1.419,-0.747</text:p>
      <text:p text:style-name="Standard">73,2,1.865,-0.135</text:p>
      <text:p text:style-name="Standard">74,2.6,2.544,-0.056</text:p>
      <text:p text:style-name="Standard">75,1.8,1.816,0.016</text:p>
      <text:p text:style-name="Standard">76,3.333,2.736,-0.598</text:p>
      <text:p text:style-name="Standard">77,2,2.174,0.174</text:p>
      <text:p text:style-name="Standard">78,2.2,2.04,-0.16</text:p>
      <text:p text:style-name="Standard">79,1.833,2.124,0.291</text:p>
      <text:p text:style-name="Standard">80,1.333,2.151,0.817</text:p>
      <text:p text:style-name="Standard">81,3,1.899,-1.101</text:p>
      <text:p text:style-name="Standard">82,1,1.26,0.26</text:p>
      <text:p text:style-name="Standard">83,2.4,1.253,-1.147</text:p>
      <text:p text:style-name="Standard">84,2.333,1.069,-1.264</text:p>
      <text:p text:style-name="Standard">85,0.667,1.14,0.473</text:p>
      <text:p text:style-name="Standard">86,1.4,1.876,0.476</text:p>
      <text:p text:style-name="Standard">87,1.8,2.247,0.447</text:p>
      <text:p text:style-name="Standard">88,1.333,2.486,1.153</text:p>
      <text:p text:style-name="Standard">89,0,1.494,1.494</text:p>
      <text:p text:style-name="Standard">90,1.6,1.705,0.105</text:p>
      <text:p text:style-name="Standard">91,0.833,0.658,-0.175</text:p>
      <text:p text:style-name="Standard"><text:soft-page-break/>92,2,1.446,-0.554</text:p>
      <text:p text:style-name="Standard">93,1.6,2.09,0.49</text:p>
      <text:p text:style-name="Standard">94,0.167,0.662,0.495</text:p>
      <text:p text:style-name="Standard">95,1.6,2.28,0.68</text:p>
      <text:p text:style-name="Standard">96,1.2,2.19,0.99</text:p>
      <text:p text:style-name="Standard">97,0.6,0.752,0.152</text:p>
      <text:p text:style-name="Standard">98,0.667,0.205,-0.462</text:p>
      <text:p text:style-name="Standard">99,0,1.746,1.746</text:p>
      <text:p text:style-name="Standard">100,1.6,1.84,0.24</text:p>
      <text:p text:style-name="Standard">1,1.833,1.768,-0.066</text:p>
      <text:p text:style-name="Standard">2,1.6,1.349,-0.251</text:p>
      <text:p text:style-name="Standard">3,1.667,1.831,0.164</text:p>
      <text:p text:style-name="Standard">4,3,1.47,-1.53</text:p>
      <text:p text:style-name="Standard">5,0,0.265,0.265</text:p>
      <text:p text:style-name="Standard">6,1,1.922,0.922</text:p>
      <text:p text:style-name="Standard">7,2.833,1.527,-1.307</text:p>
      <text:p text:style-name="Standard">8,1,2.667,1.667</text:p>
      <text:p text:style-name="Standard">9,1.833,2.04,0.207</text:p>
      <text:p text:style-name="Standard">10,1,2.501,1.501</text:p>
      <text:p text:style-name="Standard">11,0.8,0.93,0.13</text:p>
      <text:p text:style-name="Standard">12,2,2.708,0.708</text:p>
      <text:p text:style-name="Standard">13,2.75,2.272,-0.478</text:p>
      <text:p text:style-name="Standard">14,1.667,2.563,0.896</text:p>
      <text:p text:style-name="Standard">15,1.4,2.003,0.603</text:p>
      <text:p text:style-name="Standard">16,2.75,2.078,-0.672</text:p>
      <text:p text:style-name="Standard">17,2.6,1.793,-0.807</text:p>
      <text:p text:style-name="Standard">18,2,2.109,0.109</text:p>
      <text:p text:style-name="Standard">19,1.667,1.626,-0.041</text:p>
      <text:p text:style-name="Standard">20,2,2.443,0.443</text:p>
      <text:p text:style-name="Standard">21,1.8,1.807,0.007</text:p>
      <text:p text:style-name="Standard">22,0,0.974,0.974</text:p>
      <text:p text:style-name="Standard">23,1.75,2.369,0.619</text:p>
      <text:p text:style-name="Standard">24,3,2.442,-0.558</text:p>
      <text:p text:style-name="Standard">25,3.333,1.364,-1.969</text:p>
      <text:p text:style-name="Standard">26,0,2.707,2.707</text:p>
      <text:p text:style-name="Standard">27,3,2.908,-0.092</text:p>
      <text:p text:style-name="Standard">28,2.5,2.544,0.044</text:p>
      <text:p text:style-name="Standard">29,2.4,2.409,0.009</text:p>
      <text:p text:style-name="Standard">30,2,1.851,-0.149</text:p>
      <text:p text:style-name="Standard">31,1.167,1.494,0.327</text:p>
      <text:p text:style-name="Standard">32,2.2,1.319,-0.881</text:p>
      <text:p text:style-name="Standard">33,0.333,1.085,0.751</text:p>
      <text:p text:style-name="Standard">34,4.6,1.822,-2.778</text:p>
      <text:p text:style-name="Standard">35,0.167,0.131,-0.036</text:p>
      <text:p text:style-name="Standard">36,1.6,1.984,0.384</text:p>
      <text:p text:style-name="Standard">37,2,2.937,0.937</text:p>
      <text:p text:style-name="Standard">38,1.2,2.947,1.747</text:p>
      <text:p text:style-name="Standard">39,2.4,2.27,-0.13</text:p>
      <text:p text:style-name="Standard">40,2,1.612,-0.388</text:p>
      <text:p text:style-name="Standard">41,1.4,2.352,0.952</text:p>
      <text:p text:style-name="Standard">42,1.714,2.567,0.852</text:p>
      <text:p text:style-name="Standard"><text:soft-page-break/>43,3.6,1.462,-2.138</text:p>
      <text:p text:style-name="Standard">44,0.6,2.009,1.409</text:p>
      <text:p text:style-name="Standard">45,2.25,1.19,-1.06</text:p>
      <text:p text:style-name="Standard">46,1.333,2.763,1.43</text:p>
      <text:p text:style-name="Standard">47,4.4,3.376,-1.024</text:p>
      <text:p text:style-name="Standard">48,2.2,2.142,-0.058</text:p>
      <text:p text:style-name="Standard">49,2.5,1.823,-0.677</text:p>
      <text:p text:style-name="Standard">50,4.167,3.427,-0.74</text:p>
      <text:p text:style-name="Standard">51,0.8,1.432,0.632</text:p>
      <text:p text:style-name="Standard">52,4.4,1.187,-3.213</text:p>
      <text:p text:style-name="Standard">53,1.5,1.521,0.021</text:p>
      <text:p text:style-name="Standard">54,0.333,0.588,0.255</text:p>
      <text:p text:style-name="Standard">55,1.167,1.504,0.338</text:p>
      <text:p text:style-name="Standard">56,2,1.575,-0.425</text:p>
      <text:p text:style-name="Standard">57,0.833,2.628,1.795</text:p>
      <text:p text:style-name="Standard">58,3,1.691,-1.309</text:p>
      <text:p text:style-name="Standard">59,1.167,2.322,1.155</text:p>
      <text:p text:style-name="Standard">60,1.667,2.436,0.769</text:p>
      <text:p text:style-name="Standard">61,1.5,1.837,0.337</text:p>
      <text:p text:style-name="Standard">62,3,2.285,-0.715</text:p>
      <text:p text:style-name="Standard">63,2.25,2.519,0.269</text:p>
      <text:p text:style-name="Standard">64,0.4,0.514,0.114</text:p>
      <text:p text:style-name="Standard">65,1,1.406,0.406</text:p>
      <text:p text:style-name="Standard">66,4.6,2.459,-2.141</text:p>
      <text:p text:style-name="Standard">67,2.333,2.194,-0.14</text:p>
      <text:p text:style-name="Standard">68,2.167,1.745,-0.422</text:p>
      <text:p text:style-name="Standard">69,2.8,2.611,-0.189</text:p>
      <text:p text:style-name="Standard">70,2.167,1.847,-0.319</text:p>
      <text:p text:style-name="Standard">71,1,1.773,0.773</text:p>
      <text:p text:style-name="Standard">72,0.833,2.032,1.198</text:p>
      <text:p text:style-name="Standard">73,4.8,3.619,-1.181</text:p>
      <text:p text:style-name="Standard">74,4,2.71,-1.29</text:p>
      <text:p text:style-name="Standard">75,1.167,1.204,0.037</text:p>
      <text:p text:style-name="Standard">76,4.5,2.921,-1.579</text:p>
      <text:p text:style-name="Standard">77,1.4,1.984,0.584</text:p>
      <text:p text:style-name="Standard">78,2.8,2.221,-0.579</text:p>
      <text:p text:style-name="Standard">79,1.8,1.75,-0.05</text:p>
      <text:p text:style-name="Standard">80,3.286,2.672,-0.614</text:p>
      <text:p text:style-name="Standard">81,4.167,1.901,-2.266</text:p>
      <text:p text:style-name="Standard">82,3.833,0.917,-2.916</text:p>
      <text:p text:style-name="Standard">83,3.6,2.632,-0.968</text:p>
      <text:p text:style-name="Standard">84,1.333,1.733,0.399</text:p>
      <text:p text:style-name="Standard">85,0.833,1.743,0.91</text:p>
      <text:p text:style-name="Standard">86,0.167,1.328,1.162</text:p>
      <text:p text:style-name="Standard">87,3.6,2.076,-1.524</text:p>
      <text:p text:style-name="Standard">88,2.6,1.893,-0.707</text:p>
      <text:p text:style-name="Standard">89,1.667,1.531,-0.136</text:p>
      <text:p text:style-name="Standard">90,2.4,2.484,0.084</text:p>
      <text:p text:style-name="Standard">91,0.167,1.086,0.919</text:p>
      <text:p text:style-name="Standard">92,3.833,2.082,-1.751</text:p>
      <text:p text:style-name="Standard">93,4.167,1.672,-2.495</text:p>
      <text:p text:style-name="Standard"><text:soft-page-break/>94,2.8,2.081,-0.719</text:p>
      <text:p text:style-name="Standard">95,2.5,3.061,0.561</text:p>
      <text:p text:style-name="Standard">96,3.6,2.267,-1.333</text:p>
      <text:p text:style-name="Standard">97,1.4,2.259,0.859</text:p>
      <text:p text:style-name="Standard">98,1,1.567,0.567</text:p>
      <text:p text:style-name="Standard">99,2.5,2.177,-0.323</text:p>
      <text:p text:style-name="Standard">100,2.8,2.691,-0.109</text:p>
      <text:p text:style-name="Standard">1,2.75,2.653,-0.097</text:p>
      <text:p text:style-name="Standard">2,3.167,3.319,0.152</text:p>
      <text:p text:style-name="Standard">3,3.833,4.12,0.287</text:p>
      <text:p text:style-name="Standard">4,2.167,1.81,-0.357</text:p>
      <text:p text:style-name="Standard">5,3.167,1.313,-1.854</text:p>
      <text:p text:style-name="Standard">6,0.6,1.671,1.071</text:p>
      <text:p text:style-name="Standard">7,2.667,2.504,-0.162</text:p>
      <text:p text:style-name="Standard">8,0.667,1.639,0.973</text:p>
      <text:p text:style-name="Standard">9,3.5,2.912,-0.588</text:p>
      <text:p text:style-name="Standard">10,2.8,1.931,-0.869</text:p>
      <text:p text:style-name="Standard">11,0.5,1.878,1.378</text:p>
      <text:p text:style-name="Standard">12,1,1.52,0.52</text:p>
      <text:p text:style-name="Standard">13,4.333,1.968,-2.365</text:p>
      <text:p text:style-name="Standard">14,2.2,2.013,-0.187</text:p>
      <text:p text:style-name="Standard">15,3,2.638,-0.362</text:p>
      <text:p text:style-name="Standard">16,1,2.31,1.31</text:p>
      <text:p text:style-name="Standard">17,1,1.219,0.219</text:p>
      <text:p text:style-name="Standard">18,2.75,2.402,-0.348</text:p>
      <text:p text:style-name="Standard">19,2,1.546,-0.454</text:p>
      <text:p text:style-name="Standard">20,0,0.586,0.586</text:p>
      <text:p text:style-name="Standard">21,4.2,2.06,-2.14</text:p>
      <text:p text:style-name="Standard">22,2,2.186,0.186</text:p>
      <text:p text:style-name="Standard">23,4.2,2.102,-2.098</text:p>
      <text:p text:style-name="Standard">24,1.667,1.638,-0.029</text:p>
      <text:p text:style-name="Standard">25,1.6,1.739,0.139</text:p>
      <text:p text:style-name="Standard">26,1,1.756,0.756</text:p>
      <text:p text:style-name="Standard">27,4.333,2.797,-1.536</text:p>
      <text:p text:style-name="Standard">28,0.833,1.573,0.74</text:p>
      <text:p text:style-name="Standard">29,2.4,2.449,0.049</text:p>
      <text:p text:style-name="Standard">30,1.5,1.576,0.076</text:p>
      <text:p text:style-name="Standard">31,0,0.874,0.874</text:p>
      <text:p text:style-name="Standard">32,1.4,1.337,-0.063</text:p>
      <text:p text:style-name="Standard">33,2,1.475,-0.525</text:p>
      <text:p text:style-name="Standard">34,3,2.273,-0.727</text:p>
      <text:p text:style-name="Standard">35,3.8,2.715,-1.085</text:p>
      <text:p text:style-name="Standard">36,0.5,1.628,1.128</text:p>
      <text:p text:style-name="Standard">37,2.6,2.077,-0.523</text:p>
      <text:p text:style-name="Standard">38,1.667,2.108,0.441</text:p>
      <text:p text:style-name="Standard">39,0,0.436,0.436</text:p>
      <text:p text:style-name="Standard">40,4,2.358,-1.642</text:p>
      <text:p text:style-name="Standard">41,1.833,1.925,0.091</text:p>
      <text:p text:style-name="Standard">42,3,1.821,-1.179</text:p>
      <text:p text:style-name="Standard">43,0,0.751,0.751</text:p>
      <text:p text:style-name="Standard">44,0.4,1.484,1.084</text:p>
      <text:p text:style-name="Standard"><text:soft-page-break/>45,3.8,2.47,-1.33</text:p>
      <text:p text:style-name="Standard">46,2.8,2.405,-0.395</text:p>
      <text:p text:style-name="Standard">47,1.8,2.014,0.214</text:p>
      <text:p text:style-name="Standard">48,0.286,1.226,0.941</text:p>
      <text:p text:style-name="Standard">49,0.667,1.898,1.231</text:p>
      <text:p text:style-name="Standard">50,2.4,2.47,0.07</text:p>
      <text:p text:style-name="Standard">51,1,1.161,0.161</text:p>
      <text:p text:style-name="Standard">52,2.6,1.223,-1.377</text:p>
      <text:p text:style-name="Standard">53,3,2.777,-0.223</text:p>
      <text:p text:style-name="Standard">54,0.2,0.993,0.793</text:p>
      <text:p text:style-name="Standard">55,0.167,1.571,1.404</text:p>
      <text:p text:style-name="Standard">56,1,2.029,1.029</text:p>
      <text:p text:style-name="Standard">57,4.5,1.985,-2.515</text:p>
      <text:p text:style-name="Standard">58,1.8,1.724,-0.076</text:p>
      <text:p text:style-name="Standard">59,2.8,2.125,-0.675</text:p>
      <text:p text:style-name="Standard">60,0.167,2.208,2.041</text:p>
      <text:p text:style-name="Standard">61,3.8,2.726,-1.074</text:p>
      <text:p text:style-name="Standard">62,0.4,0.787,0.387</text:p>
      <text:p text:style-name="Standard">63,3.4,3.322,-0.078</text:p>
      <text:p text:style-name="Standard">64,2,1.857,-0.143</text:p>
      <text:p text:style-name="Standard">65,2.8,1.69,-1.11</text:p>
      <text:p text:style-name="Standard">66,1,2.1,1.1</text:p>
      <text:p text:style-name="Standard">67,0.167,1.227,1.06</text:p>
      <text:p text:style-name="Standard">68,2,2.283,0.283</text:p>
      <text:p text:style-name="Standard">69,2,2.489,0.489</text:p>
      <text:p text:style-name="Standard">70,3.333,3.372,0.038</text:p>
      <text:p text:style-name="Standard">71,0.8,1.29,0.49</text:p>
      <text:p text:style-name="Standard">72,3.333,2.679,-0.654</text:p>
      <text:p text:style-name="Standard">73,2.6,2.433,-0.167</text:p>
      <text:p text:style-name="Standard">74,1.4,3.538,2.138</text:p>
      <text:p text:style-name="Standard">75,0,1.596,1.596</text:p>
      <text:p text:style-name="Standard">76,1.8,1.948,0.148</text:p>
      <text:p text:style-name="Standard">77,2.2,1.768,-0.432</text:p>
      <text:p text:style-name="Standard">78,1.75,0.852,-0.898</text:p>
      <text:p text:style-name="Standard">79,1,1.738,0.738</text:p>
      <text:p text:style-name="Standard">80,3,2.487,-0.513</text:p>
      <text:p text:style-name="Standard">81,1.833,1.777,-0.056</text:p>
      <text:p text:style-name="Standard">82,2,1.914,-0.086</text:p>
      <text:p text:style-name="Standard">83,1.8,1.848,0.048</text:p>
      <text:p text:style-name="Standard">84,2.8,3.181,0.381</text:p>
      <text:p text:style-name="Standard">85,1.4,2.156,0.756</text:p>
      <text:p text:style-name="Standard">86,0.2,1.702,1.502</text:p>
      <text:p text:style-name="Standard">87,3,2.6,-0.4</text:p>
      <text:p text:style-name="Standard">88,4.2,2.994,-1.206</text:p>
      <text:p text:style-name="Standard">89,1.6,2.063,0.463</text:p>
      <text:p text:style-name="Standard">90,3.2,1.813,-1.387</text:p>
      <text:p text:style-name="Standard">91,2.2,1.429,-0.771</text:p>
      <text:p text:style-name="Standard">92,2.667,2.23,-0.436</text:p>
      <text:p text:style-name="Standard">93,1.833,1.869,0.035</text:p>
      <text:p text:style-name="Standard">94,1,1.225,0.225</text:p>
      <text:p text:style-name="Standard">95,1.2,1.632,0.432</text:p>
      <text:p text:style-name="Standard"><text:soft-page-break/>96,3.8,3.055,-0.745</text:p>
      <text:p text:style-name="Standard">97,1,1.876,0.876</text:p>
      <text:p text:style-name="Standard">98,1,1.703,0.703</text:p>
      <text:p text:style-name="Standard">99,4,3.302,-0.698</text:p>
      <text:p text:style-name="Standard">100,1.6,2.004,0.40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288</text:p>
      <text:p text:style-name="Standard">Mean absolute error <text:s text:c="21"/>0.8104</text:p>
      <text:p text:style-name="Standard">Root mean squared error <text:s text:c="17"/>1.0078</text:p>
      <text:p text:style-name="Standard">Relative absolute error <text:s text:c="16"/>82.6437 %</text:p>
      <text:p text:style-name="Standard">Root relative squared error <text:s text:c="12"/>84.8157 %</text:p>
      <text:p text:style-name="Standard">Coverage of cases (0.95 level) <text:s text:c="8"/>100 <text:s text:c="5"/>%</text:p>
      <text:p text:style-name="Standard">Mean rel. region size (0.95 level) <text:s text:c="4"/>399.5085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13:00:44</meta:creation-date>
    <meta:document-statistic meta:table-count="0" meta:image-count="0" meta:object-count="0" meta:page-count="22" meta:paragraph-count="1075" meta:word-count="1193" meta:character-count="20785"/>
    <dc:date>2014-11-24T13:01:17</dc:date>
    <dc:creator>amita misra</dc:creator>
    <meta:editing-duration>PT34S</meta:editing-duration>
    <meta:editing-cycles>1</meta:editing-cycles>
    <meta:generator>OpenOffice/4.1.0$Unix OpenOffice.org_project/410m18$Build-9764</meta:generator>
  </office:meta>
</office:document-meta>
</file>